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justify" style:justify-single-word="false"/>
      <style:text-properties fo:font-size="11pt" fo:font-style="italic" style:font-size-asian="11pt" style:font-style-asian="italic" style:font-size-complex="11pt" style:font-style-complex="italic"/>
    </style:style>
    <style:style style:name="P3"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text-align="center"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9" style:family="paragraph" style:parent-style-name="Standard">
      <style:paragraph-properties fo:text-align="center"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10" style:family="paragraph" style:parent-style-name="Standard">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1" style:family="paragraph" style:parent-style-name="Standard" style:list-style-name="L1">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2" style:family="paragraph" style:parent-style-name="Standard" style:list-style-name="L2">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3" style:family="paragraph" style:parent-style-name="Standard" style:list-style-name="L4">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4" style:family="paragraph" style:parent-style-name="Standard" style:list-style-name="L5">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5" style:family="paragraph" style:parent-style-name="Standard" style:list-style-name="L6">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Standard" style:list-style-name="L7">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Standard" style:list-style-name="L8">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list-style-name="L4">
      <style:paragraph-properties fo:text-align="justify" style:justify-single-word="false">
        <style:tab-stops>
          <style:tab-stop style:position="0.097cm"/>
        </style:tab-stops>
      </style:paragraph-properties>
      <style:text-properties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list-style-name="L4">
      <style:paragraph-properties fo:text-align="justify" style:justify-single-word="false">
        <style:tab-stops>
          <style:tab-stop style:position="0.176cm"/>
        </style:tab-stops>
      </style:paragraph-properties>
      <style:text-properties fo:font-size="11pt"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start"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Standard" style:list-style-name="L1">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Standard" style:list-style-name="L9">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Standard" style:list-style-name="L10">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Standard" style:list-style-name="L3">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Standard">
      <style:paragraph-properties fo:margin-left="1.235cm" fo:margin-right="0cm" fo:text-align="justify" style:justify-single-word="false" fo:text-indent="0cm" style:auto-text-indent="false"/>
      <style:text-properties fo:font-size="11pt" fo:font-style="italic" fo:font-weight="normal"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font-size="15pt" style:font-size-asian="15pt" style:font-size-complex="15pt"/>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text:start-value="50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text:s text:c="57"/></text:p>
      <text:p text:style-name="P3"><text:s text:c="62"/><text:span text:style-name="T2"><text:s text:c="3"/></text:span></text:p>
      <text:p text:style-name="P8"/>
      <text:p text:style-name="P8"/>
      <text:p text:style-name="P8"/>
      <text:p text:style-name="P8"/>
      <text:p text:style-name="P9">CODIGO DE ETICA</text:p>
      <text:p text:style-name="P3"/>
      <text:p text:style-name="P3"/>
      <text:p text:style-name="P5">La Empresa y cada uno de los directivos, funcionarios y vinculados, adelantaran todas sus actividades guiados por el total respectivo a la Constitución, la ley y las buenas constumbres, por lo cual, a fin de garantizar ello y la transparencia en el ejercicio de sus funciones, consagran e incorporan a los presentes estatutos de la AGENCIA DE ADUANAS MIRCANA S.A NIVEL 1 el siguiente CODIGO DE ETICA:</text:p>
      <text:p text:style-name="P5"/>
      <text:p text:style-name="P3"><text:s text:c="69"/>A. DE LA MOTIVACION </text:p>
      <text:p text:style-name="P3"/>
      <text:p text:style-name="P5">La Empresa, cada uno de sus accionistas, funcionarios y vinculados, tenemos claro que, como parte de nuestra responsabilidad social, debemos actuar en absoluta consonancia con la Constitución Nacional, las leyes de la República, los valores y principios éticos que nos permitan ejercer como verdaderos auxiliares de la función pública aduanera, esto es garantizando a los usuarios del comercio exterior que utilicen nuestros servicios que se cumplan con las normas vigentes que regulan las operaciones aduaneras así como cualquier operación o procedimiento inherente o complementario de dichas actividades; teniendo presente que es nuestro permanente deber, en nuestra calidad de auxiliares de la funcion pública aduanera, el coadyuvar y propender, en especial, por el absoluto e irrestricto respeto de las obligaciones de todos los operadores que intervienen en actividades del comercio exterior.</text:p>
      <text:p text:style-name="P5"/>
      <text:p text:style-name="P5">Igualmente se declara que principios morales, que se correspondan con los aquí declarados, forman parte del presente CODIGO DE ETICA, aún si no aparecieren mencionados expresamente.</text:p>
      <text:p text:style-name="P3"><text:s text:c="40"/></text:p>
      <text:p text:style-name="P3"><text:s text:c="54"/>B. OBJETIVOS DEL CODIGO DE ETICA</text:p>
      <text:p text:style-name="P3"/>
      <text:list xml:id="list31460737" text:style-name="L1">
        <text:list-item>
          <text:p text:style-name="P11">Presentar o ser el compendio de los principios morales que deben guiar, en todo momento y en cada actuación, las actividades de todos los funcionarios y colaboradores de la agencia de aduanas.</text:p>
          <text:p text:style-name="P11"/>
        </text:list-item>
        <text:list-item>
          <text:p text:style-name="P11">Establecer los preceptos mínimos que aseguren, en todo momento, la total transparencia y legalidad de todos los funcionarios y vinculados a la agencia de aduanas, en su actuar cotidiano.</text:p>
        </text:list-item>
      </text:list>
      <text:p text:style-name="P5"/>
      <text:list xml:id="list32352913" text:continue-numbering="true" text:style-name="L1">
        <text:list-item>
          <text:p text:style-name="P11">Determinar los reproches y sanciones, como procedimiento para su aplicación, a los funcionarios o vinculados que pudieren incumplir los preceptos aquí consagrados.</text:p>
          <text:p text:style-name="P11"><text:s/></text:p>
          <text:p text:style-name="P22"><text:s text:c="48"/>C. DE LOS PRINCIPIOS ETICOS <text:s/></text:p>
        </text:list-item>
      </text:list>
      <text:p text:style-name="P5"/>
      <text:p text:style-name="P5">Los principios adoptados por la Empresa y que son directrices insoslayables para cada uno de los funcionarios y vinculados de la misma, son minimamente:</text:p>
      <text:p text:style-name="P5"/>
      <text:list xml:id="list31459358" text:style-name="L2">
        <text:list-item>
          <text:p text:style-name="P12"><text:span text:style-name="T1">IGUALDAD: </text:span>Es la capacidad de dar a todos los individuos (compañeros, clientes, autoridades y comunidad en general) un trato igual, con igualdad de oportunidades para ejercer sus derechos y desarrollar sus actividades.</text:p>
        </text:list-item>
      </text:list>
      <text:p text:style-name="P5"><text:soft-page-break/></text:p>
      <text:p text:style-name="P5"/>
      <text:p text:style-name="P5"/>
      <text:p text:style-name="P5"/>
      <text:p text:style-name="P5"/>
      <text:p text:style-name="P5"/>
      <text:p text:style-name="P5"/>
      <text:p text:style-name="P5"/>
      <text:p text:style-name="P5"/>
      <text:list xml:id="list32356368" text:continue-numbering="true" text:style-name="L2">
        <text:list-item>
          <text:p text:style-name="P12"><text:span text:style-name="T1">HONESTIDAD Y TRANSPARENCIA: </text:span>Capacidad de actuar con rectitud y calidad, con coherencia entre lo que se piensa, se dice y se hace, sin duda ni ambigüedad, con objetividad y claridad, siguiendo conductos regulares y cumpliendo siempre con la normatividad vigente. </text:p>
        </text:list-item>
      </text:list>
      <text:p text:style-name="P5"/>
      <text:list xml:id="list32367457" text:continue-numbering="true" text:style-name="L2">
        <text:list-header>
          <text:p text:style-name="P12">Evitando, en todo momentos, cualquier conducta uqe pueda generar corrupción o cualquier tipo de actitud que ponga en tela de juicio se claro proceder.</text:p>
          <text:p text:style-name="P12"/>
        </text:list-header>
        <text:list-item>
          <text:p text:style-name="P12"><text:span text:style-name="T1">PREVALENCIA DEL BIEN COMUN: </text:span>Capacidad de actuar de manera que las decisiones y los resultados de las mismas estén orientados en beneficio tanto de la empresa, de sus clientes, de las autoridades y de la comunidad en general.</text:p>
        </text:list-item>
      </text:list>
      <text:p text:style-name="P5"/>
      <text:list xml:id="list32359738" text:continue-numbering="true" text:style-name="L2">
        <text:list-item>
          <text:p text:style-name="P12"><text:span text:style-name="T1">PROFESIONALISMO:</text:span> Entendiendo como el interés por obtener y mantener los conocimientos y destrezas requeridos para el cargo, utilizándolos para proveer la mas alta calidad en sus servicios.</text:p>
        </text:list-item>
      </text:list>
      <text:p text:style-name="P5"/>
      <text:p text:style-name="P5"/>
      <text:list xml:id="list31472394" text:style-name="L3">
        <text:list-item>
          <text:list>
            <text:list-item>
              <text:list>
                <text:list-item>
                  <text:list>
                    <text:list-item>
                      <text:list>
                        <text:list-item>
                          <text:list>
                            <text:list-item>
                              <text:list>
                                <text:list-item>
                                  <text:list>
                                    <text:list-item>
                                      <text:list>
                                        <text:list-item>
                                          <text:list>
                                            <text:list-item>
                                              <text:p text:style-name="P25">VALORES</text:p>
                                            </text:list-item>
                                          </text:list>
                                        </text:list-item>
                                      </text:list>
                                    </text:list-item>
                                  </text:list>
                                </text:list-item>
                              </text:list>
                            </text:list-item>
                          </text:list>
                        </text:list-item>
                      </text:list>
                    </text:list-item>
                  </text:list>
                </text:list-item>
              </text:list>
            </text:list-item>
          </text:list>
        </text:list-item>
      </text:list>
      <text:p text:style-name="P7"/>
      <text:p text:style-name="P7"><text:s text:c="12"/></text:p>
      <text:p text:style-name="P5">Son los valores éticos de la Empresa a través de los cuales se desarrollan los principios aquí expresados:</text:p>
      <text:p text:style-name="P5"/>
      <text:p text:style-name="P5"/>
      <text:list xml:id="list31444726" text:style-name="L4">
        <text:list-item>
          <text:p text:style-name="P13"><text:span text:style-name="T1">RESPETO: </text:span>Capacidad de comprender y aceptar las opiniones y comportamientos diferentes con una actitud flexible. Evitando conflictos y manejando las diferencias por medio de acuerdos, todo esto sobre la base de los principios y valores morales y las normas legales que rigen nuestra actividad empresarial.</text:p>
          <text:p text:style-name="P13"/>
        </text:list-item>
        <text:list-item>
          <text:p text:style-name="P13"><text:span text:style-name="T1">VERACIDAD:</text:span> Capacidad de hablar, actuar e informar con la verdad.</text:p>
          <text:p text:style-name="P13"/>
        </text:list-item>
        <text:list-item>
          <text:p text:style-name="P13"><text:span text:style-name="T1">RESPONSABILIDAD:</text:span> Capacidad de asumir las consecuencias de sus actos y de reconocer y hacerse cargo de las mismas.</text:p>
          <text:p text:style-name="P13"/>
        </text:list-item>
        <text:list-item>
          <text:p text:style-name="P13"><text:span text:style-name="T1">LEALTAD: </text:span>Capacidad de actuar de manera fiel con los propósitos y metas de la Empresa, del ejercicio honesto del agenciamiento aduanero y de los intereses lícitos de los clientes.</text:p>
          <text:p text:style-name="P13"/>
        </text:list-item>
        <text:list-item>
          <text:p text:style-name="P13"><text:span text:style-name="T1">RECTITUD E INTEGRIDAD:</text:span> Capacidad de actuar de manera digna e intachabe en todo momento.</text:p>
          <text:p text:style-name="P13">.</text:p>
        </text:list-item>
        <text:list-item>
          <text:p text:style-name="P13"><text:span text:style-name="T1">ACTITUD DE SERVICIO: </text:span>Se muestra dispuesto a prestar un servicio de manera cordial y atenta, demostrando interés por responder y satisfacer las necesidades del cliente externo o interno.</text:p>
          <text:p text:style-name="P13"/>
        </text:list-item>
        <text:list-item>
          <text:p text:style-name="P18"><text:span text:style-name="T1">SOLIDARIDAD: </text:span>Entendida como la disposición de ayudar a quien lo necesite, de apoyarse mutuamente, la disposición permanente a hacer el bien de manera amable, generosa y firme.</text:p>
          <text:p text:style-name="P13"/>
        </text:list-item>
        <text:list-item>
          <text:p text:style-name="P19"><text:span text:style-name="T1">OBJETIVIDAD: </text:span>Estos es la intención de ver o expresar la realidad tal como es. Es la capacidad de actuar de manera neutra e imparcial en todo momento</text:p>
        </text:list-item>
      </text:list>
      <text:p text:style-name="P5"><text:soft-page-break/></text:p>
      <text:p text:style-name="P5"/>
      <text:p text:style-name="P5"/>
      <text:p text:style-name="P5"/>
      <text:p text:style-name="P5"/>
      <text:p text:style-name="P5"/>
      <text:p text:style-name="P5"/>
      <text:p text:style-name="P5"/>
      <text:list xml:id="list32347856" text:continue-numbering="true" text:style-name="L4">
        <text:list-item>
          <text:p text:style-name="P13"><text:span text:style-name="T1">COMPROMISO:</text:span> Capacidad de sentir como propios la políticas, objetivos, valores y principios de la Empresa, identificándose con ellos dando como resultado el responder eficazmente con las responsabilidades adquiridas. </text:p>
          <text:p text:style-name="P13"/>
        </text:list-item>
        <text:list-item>
          <text:p text:style-name="P13"><text:span text:style-name="T1">RESPETO A LAS LEYES:</text:span> Es el convencimiento del valor que tiene para el desarrollo armonioso de una sociedad y de sus instituciones, el apego a las leyes del Estado y de sus instituciones, asi como el respeto a las normas que rigen nuestra actividad profesional.</text:p>
        </text:list-item>
      </text:list>
      <text:p text:style-name="P5"/>
      <text:p text:style-name="P5"/>
      <text:p text:style-name="P4">E. DIVULGACION Y CONOCIMIENTO</text:p>
      <text:p text:style-name="P4"/>
      <text:p text:style-name="P4"/>
      <text:p text:style-name="P5">La consagración estatutaria del presente CODIGO DE ETICA, conlleva y obliga, a la Empresa, sus Trabajadores, Colaboradores y Vinculados, a las siguientes actividades u obligaciones tendientes a su permanencia divulgación, conocimiento y aplicación:</text:p>
      <text:p text:style-name="P5"/>
      <text:list xml:id="list31460951" text:style-name="L5">
        <text:list-item>
          <text:p text:style-name="P14">A cada trabajador o colaborador se le debe entregar un ejemplar del presente CODIGO DE ETICA, quien a su vez se obliga a estudiarlo y ponerlo en práctica, teniéndolo como guía básica en su actuar y desempeño; declarándose que el mismo constituye un otro sí a todos los contratos de trabajo que la empresa pudiera convenir.</text:p>
        </text:list-item>
      </text:list>
      <text:p text:style-name="P5"/>
      <text:list xml:id="list32347495" text:continue-numbering="true" text:style-name="L5">
        <text:list-item>
          <text:p text:style-name="P14">En cada una de las oficinas y establecimientos de comercio de la Agencia de Aduanas, se publicará en medio visible (Cartelera por Ejemplo), texto completo del CODIGO DE ETICA, a fin que clientes, autoridades, personal y todo auqel que de alguna manera establezca alguna relación con la agencia de aduanas, tenga presente los principios morales que guian el actuar de la compañía y cada uno de sus funcionarios.</text:p>
        </text:list-item>
      </text:list>
      <text:p text:style-name="P5"/>
      <text:p text:style-name="P5"/>
      <text:p text:style-name="P4">F. PRACTICAS ETICAS MÍNIMAS EN RELACIÓN DE LA EMPRESA CON LOS CLIENTES</text:p>
      <text:p text:style-name="P4"/>
      <text:p text:style-name="P4"/>
      <text:list xml:id="list31464252" text:style-name="L6">
        <text:list-item>
          <text:p text:style-name="P15">La Empresa prestará sus servicios a todos aquellos que lo soliciten y que de acuerdo con la ley tengan capacidad para realizar operaciones aduaneras y/o actividades conexas o complementarias dentro de las condiciones legales y éticas, con observancia total de los principios de confidencialidad, profesionalismo y honestidad. De todos modos se tendrá que establecer la viabilidad de atender la petición de servicios de cada cliente en observancia estricta de las normas sobre conocimiento del cliente y similares tanto de obligación legal o de aplicación de la misma empresa.</text:p>
          <text:p text:style-name="P15"/>
        </text:list-item>
        <text:list-item>
          <text:p text:style-name="P15">La Empresa se obstendrá, en todo momento, de ofrecer y prestar sus servicios en condiciones tales que puedan presumirse, fundadamente, que los costos de prestación del servicio son mayores al monto de lo cobrado.</text:p>
          <text:p text:style-name="P15"/>
        </text:list-item>
        <text:list-item>
          <text:p text:style-name="P15">La Empresa y sus funcionarios actuarán en todo momento en la gestión de sus negocios y en la relación con sus clientes, con diligencia, eficacia, de manera informada y profesional, con estricto apego a los principios y valores aquí contenidos.</text:p>
        </text:list-item>
      </text:list>
      <text:p text:style-name="P5"><text:soft-page-break/></text:p>
      <text:p text:style-name="P5"/>
      <text:p text:style-name="P5"/>
      <text:p text:style-name="P5"/>
      <text:p text:style-name="P5"/>
      <text:p text:style-name="P5"/>
      <text:p text:style-name="P5"/>
      <text:p text:style-name="P5"/>
      <text:p text:style-name="P26">La Empresa y por ende todo su personal, deberá en todo momento proporcionar al cliente informacion veraz, transparente y oportuna. Ningún funcionario de la Empresa deberá permitir que se usen sus servicios profesionales, su nombre o el de la empresa para facilitar o hacerse posible el ejercicio de la profesión por quienes no estén legalmente autorizados para ejercerla.</text:p>
      <text:list xml:id="list32372119" text:continue-numbering="true" text:style-name="L6">
        <text:list-header>
          <text:p text:style-name="P15"/>
        </text:list-header>
        <text:list-item>
          <text:p text:style-name="P15">La empresa deberá guardar reserva sobre los negocios de las personas que hayan contratado sus servicios, siempre y cuando se encuadren dentro del marco de la ley. </text:p>
          <text:p text:style-name="P15">El secreto profesional será absoluto y cederá únicamente ante la necesidad de defensa personal o ante el pedido formulado por autoridad competente.</text:p>
        </text:list-item>
      </text:list>
      <text:p text:style-name="P5"/>
      <text:p text:style-name="P5"/>
      <text:p text:style-name="P3"><text:s text:c="15"/>RELACIÓN DE LA EMPRESA CON SUS EMPLEADOS</text:p>
      <text:p text:style-name="P3"/>
      <text:list xml:id="list31465012" text:style-name="L7">
        <text:list-item>
          <text:p text:style-name="P16">La Empresa propenderá por garantizar el trato justo y digno para todos los empleados, proporcionando las condiciones y los recursos adecuados para el desarrollo de las actividades encomendadas así como un ambiente de trabajo que permita y respete el crecimiento personal integral de los empleados.</text:p>
        </text:list-item>
        <text:list-item>
          <text:p text:style-name="P16">Velará porque no se presentan hechos de acoso laboral.</text:p>
        </text:list-item>
      </text:list>
      <text:p text:style-name="P5"/>
      <text:p text:style-name="P5"/>
      <text:p text:style-name="P5"><text:s text:c="2"/><text:span text:style-name="T1"><text:s text:c="10"/>RELACIÓN DE LA EMPRESA Y LAS AUTORIDADES </text:span></text:p>
      <text:p text:style-name="P5"><text:s/></text:p>
      <text:p text:style-name="P5">La Empresa se conducirá con el debido respeto ante la autoridad, con honorabilidad y dignidad, siempre teniendo en cuenta en el ejercicio de sus derechos y deberes debe estar siempre guiado por la buena fe.</text:p>
      <text:p text:style-name="P5"/>
      <text:p text:style-name="P5"/>
      <text:p text:style-name="P5"><text:s text:c="12"/><text:span text:style-name="T1">RELACIÓN DE LA EMPRESA CON LA LEY</text:span></text:p>
      <text:p text:style-name="P3"/>
      <text:p text:style-name="P5">La Empresa y sus colaboradores deberán obrar siempre con la guía del cumplimiento irresctricto de la Constitución y la Ley.</text:p>
      <text:p text:style-name="P5"/>
      <text:p text:style-name="P5"/>
      <text:p text:style-name="P5"><text:s text:c="6"/><text:span text:style-name="T1"><text:s text:c="5"/>RELACIÓN DE LA EMPRESA CON LOS COLEGAS</text:span></text:p>
      <text:p text:style-name="P3"/>
      <text:list xml:id="list31471689" text:style-name="L8">
        <text:list-item>
          <text:p text:style-name="P17">La Empresa reconoce en sus colegas igualdad en dignidad y profesionalismo, por lo que se abstendrá en todo caso de realizar actos que demeriten tal naturaleza.</text:p>
          <text:p text:style-name="P17"/>
        </text:list-item>
        <text:list-item>
          <text:p text:style-name="P17">La Empresa, en atención al espiritu de solidaridad gremial y profesional, brindará cooperación solidaria y subsidiariaa a sus colegas cuando lo requiera.</text:p>
        </text:list-item>
      </text:list>
      <text:p text:style-name="P5"/>
      <text:p text:style-name="P5"/>
      <text:p text:style-name="P5"><text:s text:c="9"/><text:span text:style-name="T1"><text:s/>RELACIÓN DE LA EMPRESA CON LA SOCIEDAD</text:span></text:p>
      <text:p text:style-name="P3"/>
      <text:p text:style-name="P5">La Empresa en sus actividades debe ser socialmente responsable y, como todo actor económico, debera mantener siempre al corriente sus obligaciones legales y observar una conducta solidaria con la sociedad.</text:p>
      <text:p text:style-name="P5"/>
      <text:p text:style-name="P5"><text:soft-page-break/></text:p>
      <text:p text:style-name="P5"/>
      <text:p text:style-name="P5"/>
      <text:p text:style-name="P5"/>
      <text:p text:style-name="P5"/>
      <text:p text:style-name="P5"/>
      <text:p text:style-name="P5"/>
      <text:p text:style-name="P5"/>
      <text:p text:style-name="P5"><text:s text:c="56"/><text:span text:style-name="T1"><text:s text:c="2"/>G. CONFLICTOS DE INTERESES.</text:span></text:p>
      <text:p text:style-name="P3"/>
      <text:p text:style-name="P5">Se entiende por conflicto de intereses toda situación o evento en que los intereses personales, directos o indirectos de accionistas, adiministradores o empleados de la LA EMPRESA, se encuentren en oposición con los intereses legítimos de ésta y en consecuencia los lleven a actuar en su desempeño por motivaciones diferentes al recto y real cumplimiento de sus responsabilidades.</text:p>
      <text:p text:style-name="P5">El conflicto de intereses pueden presentarse de muchas formas, por ello es importante el buen juicio y el sentido de pertenencia y responsabilidad para con LA EMPRESA y así evitar encontrarse en una situación que genere conflicto de intereses. Las pautas siguientes se refieren a situaciones comunes en las que existen conflicto:</text:p>
      <text:p text:style-name="P5"/>
      <text:p text:style-name="P5">1, Todo conflicto de intereses real o potencial deberá ser comunicado a los superiores apropiados y ser discutidos con éstos.</text:p>
      <text:p text:style-name="P5"/>
      <text:p text:style-name="P5">2, Los empleados no deben recibir beneficios personales indebidos como resultados de sus cargos en <text:s text:c="17"/></text:p>
      <text:p text:style-name="P5">LA EMPRESA</text:p>
      <text:p text:style-name="P5"/>
      <text:p text:style-name="P5">3, Todos los empleados tienen el deber de servir a los intereses legítimos de LA EMPRESA. No deberán aprovecharse de oportunidades, ni hacer uso de propiedad o información corporativas, ni aprovecharse de su puesto en beneficio propio, ni competir con la Organización de manera directa o indirecta.</text:p>
      <text:p text:style-name="P5"/>
      <text:p text:style-name="P5">4, Trabajar a través de uno o varios miembros de la familia o amigos del funcionario, en asuntos que están en conflicto con el cargo desempeñado en LA EMPRESA.</text:p>
      <text:p text:style-name="P5"/>
      <text:p text:style-name="P5">5, Los funcionarios no pueden ser empleados, agentes propietarios o directivos de entidades competidoras a </text:p>
      <text:p text:style-name="P5">LA EMPRESA </text:p>
      <text:p text:style-name="P5"/>
      <text:p text:style-name="P5">6, Favorecer a un cliente en perjuicio de otro.</text:p>
      <text:p text:style-name="P5"/>
      <text:p text:style-name="P5">7, Aprovecharse del cargo para obtener beneficios adicionales para sí o para terceros.</text:p>
      <text:p text:style-name="P5"/>
      <text:p text:style-name="P5">8, Extralimitarse en las funciones y realizar actos en forma fraudulenta, aún en beneficio de la institución.</text:p>
      <text:p text:style-name="P5"/>
      <text:p text:style-name="P5">9, No se deben ofrecer ni aceptar incentivos o benefiicios para la realización de negocios, fuera de las condiciones normales y propias de los mismos.</text:p>
      <text:p text:style-name="P5"/>
      <text:p text:style-name="P5">10, Las atenciones recibidas (en dinero o en especie) no deben obstaculizar la libertad e independencia para elegir lo que se estime mejor para LA EMPRESA Y EL CLIENTE, todo dentro del marco legal de actuación.</text:p>
      <text:p text:style-name="P5"/>
      <text:p text:style-name="P5"/>
      <text:p text:style-name="P4">H. FUNCIONARIO RESPONSABLE Y COMITÉ DE ETICA</text:p>
      <text:p text:style-name="P4"/>
      <text:p text:style-name="P5">Toma la palabra el Gerente de la sociedad La Sra Myriam Arévalo y designa como PERSONA RESPONSABLE de velar porque todos sus Directivos, Empleados, Agente de Aduanas y Auxiliares conozcan el Códio de Etica y le den estricto cumplimiento a <text:span text:style-name="T1">SANDRA CAROLINA VARGAS AREVALO.</text:span></text:p>
      <text:p text:style-name="P3"/>
      <text:p text:style-name="P3"><text:soft-page-break/></text:p>
      <text:p text:style-name="P3"/>
      <text:p text:style-name="P3"/>
      <text:p text:style-name="P3"/>
      <text:p text:style-name="P3"/>
      <text:p text:style-name="P3"/>
      <text:p text:style-name="P3"/>
      <text:p text:style-name="P5">Igualmente, se crea el COMITÉ DE ETICA, que será integrado por tres funcionarios d ella campañia asi:</text:p>
      <text:p text:style-name="P5"/>
      <text:p text:style-name="P5">PRESIDENTE: <text:s text:c="17"/><text:tab/><text:tab/><text:tab/><text:span text:style-name="T1">MYRIAM AREVALO LARA</text:span></text:p>
      <text:p text:style-name="P5">RESPONSABLE DEL CODIGO DE ETICA: <text:tab/><text:span text:style-name="T1">SANDRA CAROLINA VARGAS LARA</text:span></text:p>
      <text:p text:style-name="P5">SECRETARIO: <text:s text:c="15"/><text:span text:style-name="T1"><text:s/><text:tab/><text:tab/><text:tab/>ALONZO USUGA RAMIREZ</text:span></text:p>
      <text:p text:style-name="P5"/>
      <text:p text:style-name="P5">Este Comité de Ética, sesionará al menos una vez por año, o cada vez que las circunstancias lo ameriten.</text:p>
      <text:p text:style-name="P5">En las reuniones del Comité de Ética se valorarán y decidirán las quejas, reclamos, y la aplicación de sanciones <text:s/>por faltas a los preceptos consagrados en el CODIGO DE ETICA, siempre y cuando la normatividad no indique un procedimiento o competencia de otro funcionario u Órgano de la empresa, o autoridad pública, para conocer de los hechos que hayan sido puestos en conocimiento del mismo Comité. Las decisiones del comité de Ética, se adoptarán con el voto favorable de la mayoria de sus miembros.</text:p>
      <text:p text:style-name="P5"/>
      <text:p text:style-name="P5"/>
      <text:p text:style-name="P4">I. FALTAS ETICAS, SANCIONES Y PROCEDIMIENTO</text:p>
      <text:p text:style-name="P6"/>
      <text:p text:style-name="P5"/>
      <text:list xml:id="list31449420" text:style-name="L9">
        <text:list-item>
          <text:p text:style-name="P23">DE LAS FALTAS DE ÉTICA:</text:p>
        </text:list-item>
      </text:list>
      <text:p text:style-name="P5"/>
      <text:p text:style-name="P5">Todas las acciones u omisiones en que incurran los destinarios al presente CODIGO DE ETICA, generarán o conllevarán la aplicación de las sanciones que se consagren normativamente en cualquier fuente legal (disposición legal o contractual), a trabajadores o vinculados que las infrinjan.</text:p>
      <text:p text:style-name="P5"/>
      <text:p text:style-name="P5">De esa manera, las faltas a las éticas en que incurran, por acción u omisión, quienes se desempeñen en la empresa bajo contrato laboral, se sancionarán con multas, suspensiones o terminaciones con justa causa de los mismos contratos de trabajo, conforme lo establezcan el Código Sustantivo del Trabajo y/o el Reglamento Interno del Trabajo</text:p>
      <text:p text:style-name="P5"/>
      <text:list xml:id="list31465460" text:style-name="L10">
        <text:list-item>
          <text:p text:style-name="P24">DEL DERECHO DE DEFENSA Y PROCEDIMIENTO</text:p>
        </text:list-item>
      </text:list>
      <text:p text:style-name="P5"/>
      <text:p text:style-name="P6"/>
      <text:p text:style-name="P5">En todos los eventos en las cuales eventualmente proceda la aplicación de una sanción por faltas al CODIGO DE ETICA, a fin de garantizar el derecho de defensa, siempre se escuchará previamente en descargos al posible infractor como a quienes, a criterio del Comité de Ética, puedan aportar pruebas o informaciones que permitan aclarar o verificar los hechos de interés en el caso de conocimiento.</text:p>
      <text:p text:style-name="P5"/>
      <text:p text:style-name="P5">No habrá recursos contra las decisiones de mero trámite que dicte el Comité de Ética. Si procede el recurso de reposición contra las decisiones de fondo de Comité de Ética, el cual se deberá interponer por el interesado dentro de los (5) dias hábiles siguientes a la notificación de la decisión de fondo que se pretenda recurrir.</text:p>
      <text:p text:style-name="P5"/>
      <text:p text:style-name="P5"/>
      <text:p text:style-name="P5"/>
      <text:p text:style-name="P5"/>
      <text:p text:style-name="P5">MYRIAM AREVALO LARA</text:p>
      <text:p text:style-name="P5">Ger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9T11:08:47.82</meta:creation-date>
    <meta:editing-duration>PT1H7M57S</meta:editing-duration>
    <meta:editing-cycles>14</meta:editing-cycles>
    <meta:generator>OpenOffice.org/3.3$Win32 OpenOffice.org_project/330m20$Build-9567</meta:generator>
    <dc:date>2012-07-19T12:22:41.24</dc:date>
    <meta:print-date>2012-07-19T12:21:14.39</meta:print-date>
    <meta:document-statistic meta:table-count="0" meta:image-count="0" meta:object-count="0" meta:page-count="6" meta:paragraph-count="90" meta:word-count="2265" meta:character-count="14735"/>
  </office:meta>
</office:document-meta>
</file>